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60f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Dear Hiring Manager,</text:p>
      <text:p text:style-name="Text_20_body">I am writing to express my interest in the [specific job title or position] at [Company Name], as advertised. With a Master’s degree in Computational Science and Engineering and several years of professional experience as a software engineer and consultant, I am confident in my ability to contribute effectively to your team.</text:p>
      <text:p text:style-name="Text_20_body">In my recent roles at Senico Consulting AB and Cvitch AB, I have honed my skills in backend development, system integration, and agile methodologies. My experience spans a wide range of technologies, including JavaScript, NodeJS, Docker, and Kubernetes. I have a proven track record of solving complex problems and delivering high-quality solutions in fast-paced environments. My work at Ericsson and Scrive, where I focused on API integration and containerization, further solidified my expertise in these areas.</text:p>
      <text:p text:style-name="Text_20_body">Moreover, I have experience in developing and managing IT infrastructure, as demonstrated by my role at Nordfin Capital. There, I independently built and configured a complete system, handling everything from server setup to backup automation. This role required not only technical proficiency but also strong problem-solving skills and the ability to work autonomously.</text:p>
      <text:p text:style-name="Text_20_body">What excites me about the opportunity at <text:span text:style-name="T1">HYVE</text:span> is the chance to apply my diverse skill set to new challenges and to contribute to a team that values innovation and continuous learning. I am particularly drawn to Mid/Senior Fullstack Developer, and I am eager to bring my experience and enthusiasm to your organization.</text:p>
      <text:p text:style-name="Text_20_body">I am confident that my technical skills, coupled with my passion for learning and problem-solving, make me a strong candidate for this position. I would welcome the opportunity to discuss how my background and skills align with the needs of your team.</text:p>
      <text:p text:style-name="Text_20_body">Thank you for considering my application. I look forward to the possibility of contributing to [Company Name] and am excited about the opportunity to further discuss how I can support your team.</text:p>
      <text:p text:style-name="Text_20_body">Sincerely,<text:line-break/><text:span text:style-name="T1">Byazit Bostami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12:53:13.060028031</meta:creation-date>
    <dc:date>2024-10-15T23:03:41.090457985</dc:date>
    <meta:editing-duration>PT1H26M21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1" meta:paragraph-count="8" meta:word-count="314" meta:character-count="2016" meta:non-whitespace-character-count="1710"/>
  </office:meta>
</office:document-meta>
</file>